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4c20d1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officeooo:paragraph-rsid="00469e73"/>
    </style:style>
    <style:style style:name="P51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53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55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61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6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71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72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3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451220" style:font-size-asian="10.5pt" style:font-weight-asian="normal" style:font-size-complex="12pt" style:font-weight-complex="normal"/>
    </style:style>
    <style:style style:name="P74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75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76" style:family="paragraph" style:parent-style-name="Standard" style:list-style-name="L10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77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78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80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82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83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84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85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86" style:family="paragraph" style:parent-style-name="Standard" style:list-style-name="L10">
      <style:paragraph-properties fo:text-align="start" style:justify-single-word="false"/>
      <style:text-properties fo:font-size="12pt" fo:font-weight="normal" officeooo:rsid="00327a80" officeooo:paragraph-rsid="00527044" style:font-size-asian="10.5pt" style:font-weight-asian="normal" style:font-size-complex="12pt" style:font-weight-complex="normal"/>
    </style:style>
    <style:style style:name="P87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89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90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91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93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527044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527044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527044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527044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27044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07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P108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2b3e77" style:font-size-asian="10.5pt" style:font-size-complex="12pt"/>
    </style:style>
    <style:style style:name="T25" style:family="text">
      <style:text-properties fo:font-size="12pt" officeooo:rsid="00486edb" style:font-size-asian="10.5pt" style:font-size-complex="12pt"/>
    </style:style>
    <style:style style:name="T26" style:family="text">
      <style:text-properties fo:font-size="12pt" officeooo:rsid="00335337" style:font-size-asian="10.5pt" style:font-size-complex="12pt"/>
    </style:style>
    <style:style style:name="T27" style:family="text">
      <style:text-properties fo:font-size="12pt" officeooo:rsid="002b0c67" style:font-size-asian="10.5pt" style:font-size-complex="12pt"/>
    </style:style>
    <style:style style:name="T28" style:family="text">
      <style:text-properties fo:font-size="12pt" officeooo:rsid="004a7bfc" style:font-size-asian="10.5pt" style:font-size-complex="12pt"/>
    </style:style>
    <style:style style:name="T29" style:family="text">
      <style:text-properties fo:font-size="12pt" officeooo:rsid="00527044" style:font-size-asian="10.5pt" style:font-size-complex="12pt"/>
    </style:style>
    <style:style style:name="T30" style:family="text">
      <style:text-properties style:font-name="Liberation Serif"/>
    </style:style>
    <style:style style:name="T31" style:family="text">
      <style:text-properties style:font-name="Liberation Serif" officeooo:rsid="00469e73"/>
    </style:style>
    <style:style style:name="T32" style:family="text">
      <style:text-properties officeooo:rsid="0046e4b3"/>
    </style:style>
    <style:style style:name="T33" style:family="text">
      <style:text-properties officeooo:rsid="00486edb"/>
    </style:style>
    <style:style style:name="T34" style:family="text">
      <style:text-properties officeooo:rsid="004a7bfc"/>
    </style:style>
    <style:style style:name="T35" style:family="text">
      <style:text-properties officeooo:rsid="004b7e53"/>
    </style:style>
    <style:style style:name="T36" style:family="text">
      <style:text-properties officeooo:rsid="005039e1"/>
    </style:style>
    <style:style style:name="T37" style:family="text">
      <style:text-properties officeooo:rsid="00527044"/>
    </style:style>
    <style:style style:name="T38" style:family="text">
      <style:text-properties officeooo:rsid="005451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14"/>
      <text:p text:style-name="P14">Presentació assignatura</text:p>
      <text:p text:style-name="P23">Comentem web assignatura</text:p>
      <text:p text:style-name="P32">Comentem unitats </text:p>
      <text:list xml:id="list4594923374076653882" text:style-name="L1">
        <text:list-item>
          <text:p text:style-name="P58"><text:a xlink:type="simple" xlink:href="https://paulinoposada.github.io/web_e/web_e_2425/documents/apunts/unitat_1_ley_ohm/e_apunts_ud_1_1_gs.pdf">1.1 Circuit elèctric</text:a></text:p>
        </text:list-item>
        <text:list-item>
          <text:p text:style-name="P58"><text:a xlink:type="simple" xlink:href="https://paulinoposada.github.io/web_e/web_e_2425/documents/apunts/unitat_1_ley_ohm/e_apunts_ud_1_2_gs.pdf">1.2 Llei d'ohm</text:a></text:p>
        </text:list-item>
        <text:list-item>
          <text:p text:style-name="P58"><text:a xlink:type="simple" xlink:href="https://paulinoposada.github.io/web_e/web_e_2425/documents/apunts/unitat_2_seguridad/e_apunts_ud_2_1_gs.pdf">2 Seguretat</text:a></text:p>
        </text:list-item>
        <text:list-item>
          <text:p text:style-name="P58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59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23"/>
      <text:p text:style-name="P23"/>
      <text:p text:style-name="P3">Di<text:span text:style-name="T3">jous</text:span><text:tab/><text:tab/><text:tab/><text:tab/>2<text:span text:style-name="T3">6</text:span>/09/2<text:span text:style-name="T1">4</text:span></text:p>
      <text:p text:style-name="P15"/>
      <text:p text:style-name="P24">Comentem </text:p>
      <text:list xml:id="list7727818387699665577" text:style-name="L2">
        <text:list-item>
          <text:p text:style-name="P60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77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60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33"/>
      <text:p text:style-name="P33"/>
      <text:p text:style-name="P4">Di<text:span text:style-name="T5">vendres</text:span><text:tab/><text:tab/><text:tab/>2<text:span text:style-name="T5">7</text:span>/09/2<text:span text:style-name="T1">4</text:span></text:p>
      <text:p text:style-name="P16"/>
      <text:p text:style-name="P25">Comentem </text:p>
      <text:list xml:id="list212638007896394" text:continue-numbering="true" text:style-name="L2">
        <text:list-item>
          <text:p text:style-name="P61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39"/>
      <text:p text:style-name="P39"/>
      <text:p text:style-name="P39"/>
      <text:p text:style-name="P39"/>
      <text:p text:style-name="P39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16"/>
      <text:p text:style-name="P34">Comentem <text:s/></text:p>
      <text:list xml:id="list212637405669143" text:continue-list="list4594923374076653882" text:style-name="L1">
        <text:list-item>
          <text:p text:style-name="P62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63">Programa de simulació Cade Simu</text:p>
        </text:list-item>
      </text:list>
      <text:p text:style-name="P25"/>
      <text:p text:style-name="P25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16"/>
      <text:p text:style-name="P25">Comentem </text:p>
      <text:list xml:id="list580808965344746003" text:style-name="L3">
        <text:list-item>
          <text:p text:style-name="P71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78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78">Baixem al taller i comentem connexió font d'alimentació de PC que utilitzarem per les pràctiques de cc.</text:p>
          <text:p text:style-name="P79"><text:s/></text:p>
        </text:list-item>
      </text:list>
      <text:p text:style-name="P34"/>
      <text:p text:style-name="P34"/>
      <text:p text:style-name="P55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16"/>
      <text:p text:style-name="P25">Comentem </text:p>
      <text:list xml:id="list212637821730119" text:continue-numbering="true" text:style-name="L3">
        <text:list-item>
          <text:p text:style-name="P87">Baixem al taller i feim practiques amb circuits pont.</text:p>
        </text:list-item>
      </text:list>
      <text:p text:style-name="P40"/>
      <text:p text:style-name="P40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17"/>
      <text:p text:style-name="P35">Comentem <text:s/></text:p>
      <text:list xml:id="list212637072085017" text:continue-list="list212637405669143" text:style-name="L1">
        <text:list-item>
          <text:p text:style-name="P64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64"/>
        </text:list-item>
      </text:list>
      <text:p text:style-name="P26"/>
      <text:p text:style-name="P26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17"/>
      <text:p text:style-name="P26">Comentem </text:p>
      <text:list xml:id="list8620130463938898103" text:style-name="L4">
        <text:list-item>
          <text:p text:style-name="P88">Comentem pràctica Wheatstone amb dos diodes, corrent per la diagonal en els següents casos: </text:p>
          <text:p text:style-name="P88">cas 1: potenciòmetre a màxima resistència </text:p>
          <text:p text:style-name="P88">cas 2: potenciòmetre a resistència igual a R3</text:p>
          <text:p text:style-name="P88">cas 3: potenciòmetrea a mínima resistència</text:p>
        </text:list-item>
        <text:list-item>
          <text:p text:style-name="P72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88"/>
          <text:p text:style-name="P80"><text:s/></text:p>
        </text:list-item>
      </text:list>
      <text:p text:style-name="P35"/>
      <text:p text:style-name="P35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17"/>
      <text:p text:style-name="P26">Comentem </text:p>
      <text:list xml:id="list212637911687070" text:continue-numbering="true" text:style-name="L4">
        <text:list-item>
          <text:p text:style-name="P72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41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18"/>
      <text:p text:style-name="P36">Comentem <text:s/></text:p>
      <text:list xml:id="list212636392659343" text:continue-list="list212637072085017" text:style-name="L1">
        <text:list-item>
          <text:p text:style-name="P65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65"/>
        </text:list-item>
      </text:list>
      <text:p text:style-name="P27"/>
      <text:p text:style-name="P27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18"/>
      <text:p text:style-name="P27">Comentem </text:p>
      <text:list xml:id="list805911614931895915" text:style-name="L5">
        <text:list-item>
          <text:p text:style-name="P90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90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89"/>
          <text:p text:style-name="P81"><text:s/></text:p>
        </text:list-item>
      </text:list>
      <text:p text:style-name="P36"/>
      <text:p text:style-name="P36"/>
      <text:p text:style-name="P6"/>
      <text:p text:style-name="P56">Di<text:span text:style-name="T5">vendres</text:span><text:tab/><text:tab/><text:tab/><text:span text:style-name="T8">18</text:span>/<text:span text:style-name="T6">10</text:span>/2<text:span text:style-name="T1">4</text:span></text:p>
      <text:p text:style-name="P18"/>
      <text:p text:style-name="P27">Comentem </text:p>
      <text:list xml:id="list212636369146835" text:continue-numbering="true" text:style-name="L5">
        <text:list-item>
          <text:p text:style-name="P93">Comentem <text:a xlink:type="simple" xlink:href="https://paulinoposada.github.io/web_e/web_e_2425/documents/ta.pdf">tasca 5</text:a>.</text:p>
        </text:list-item>
        <text:list-item>
          <text:p text:style-name="P91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42"/>
      <text:p text:style-name="P42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19"/>
      <text:p text:style-name="P37">Comentem <text:s/></text:p>
      <text:list xml:id="list212636533182848" text:continue-list="list212636392659343" text:style-name="L1">
        <text:list-item>
          <text:p text:style-name="P92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66"><text:span text:style-name="T11">Comenc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66"/>
        </text:list-item>
      </text:list>
      <text:p text:style-name="P28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28"/>
      <text:list xml:id="list8990194734762980826" text:style-name="L6">
        <text:list-item>
          <text:p text:style-name="P73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</text:span></text:p>
          <text:p text:style-name="P82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50"><text:span text:style-name="T18">Comencem a comentar apartat 1.2 </text:span><text:span text:style-name="T30">La derivada y ejemplos de tensiones variables </text:span><text:span text:style-name="T31">(fins pàg. 13)</text:span></text:p>
      <text:p text:style-name="P52">Comentem exercici 1.2-1</text:p>
      <text:p text:style-name="P51"/>
      <text:p text:style-name="P51"/>
      <text:p text:style-name="P9">Di<text:span text:style-name="T2">mecres</text:span><text:tab/><text:tab/><text:tab/><text:span text:style-name="T15">23</text:span>/<text:span text:style-name="T5">10</text:span>/2<text:span text:style-name="T1">4</text:span></text:p>
      <text:p text:style-name="P20"/>
      <text:p text:style-name="P38">Comentem <text:s/></text:p>
      <text:list xml:id="list212637876404625" text:continue-list="list212636533182848" text:style-name="L1">
        <text:list-item>
          <text:p text:style-name="P94">Treball autònom 9</text:p>
        </text:list-item>
        <text:list-item>
          <text:p text:style-name="P107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, </text:span><text:span text:style-name="T21">terminem de comentar apartat 1.2 </text:span><text:span text:style-name="T30">La derivada y ejemplos de tensiones variables</text:span></text:p>
        </text:list-item>
        <text:list-item>
          <text:p text:style-name="P67"><text:span text:style-name="T11">Continuem amb </text:span><text:a xlink:type="simple" xlink:href="https://paulinoposada.github.io/web_e/web_e_2425/documents/practiques/practica_motor_1.pdf"><text:span text:style-name="T11">pràctica motor 1</text:span></text:a><text:span text:style-name="T11">. </text:span></text:p>
          <text:p text:style-name="P67"/>
        </text:list-item>
      </text:list>
      <text:p text:style-name="P29"/>
      <text:p text:style-name="P9">Di<text:span text:style-name="T3">jous</text:span><text:tab/><text:tab/><text:tab/><text:tab/><text:span text:style-name="T15">24</text:span>/<text:span text:style-name="T6">10</text:span>/2<text:span text:style-name="T1">4</text:span></text:p>
      <text:p text:style-name="P43"/>
      <text:p text:style-name="P43">Lliure triat pel centre</text:p>
      <text:list xml:id="list8559162726319696536" text:style-name="L7">
        <text:list-header>
          <text:p text:style-name="P83"><text:s/></text:p>
        </text:list-header>
      </text:list>
      <text:p text:style-name="P9">Di<text:span text:style-name="T5">vendres</text:span><text:tab/><text:tab/><text:tab/><text:span text:style-name="T32">01</text:span>/<text:span text:style-name="T6">11</text:span>/2<text:span text:style-name="T1">4</text:span></text:p>
      <text:p text:style-name="P9"/>
      <text:p text:style-name="P43">Tots Sants</text:p>
      <text:p text:style-name="P9"/>
      <text:p text:style-name="P53"/>
      <text:p text:style-name="P53"><text:span text:style-name="T23">Di</text:span><text:span text:style-name="T24">mecres</text:span><text:span text:style-name="T23"><text:tab/><text:tab/><text:tab/></text:span><text:span text:style-name="T25">06</text:span><text:span text:style-name="T23">/</text:span><text:span text:style-name="T26">11</text:span><text:span text:style-name="T23">/2</text:span><text:span text:style-name="T27">4</text:span></text:p>
      <text:p text:style-name="P21"/>
      <text:p text:style-name="P44"><text:a xlink:type="simple" xlink:href="https://paulinoposada.github.io/web_e/web_e_2425/documents/examens/241106_ome_map33a_examen_sol.pdf">Examen</text:a></text:p>
      <text:list xml:id="list212636842484165" text:continue-list="list212637876404625" text:style-name="L1">
        <text:list-header>
          <text:p text:style-name="P68"/>
        </text:list-header>
      </text:list>
      <text:p text:style-name="P30"/>
      <text:p text:style-name="P10"/>
      <text:p text:style-name="P57">Di<text:span text:style-name="T3">jous</text:span><text:tab/><text:tab/><text:tab/><text:tab/><text:span text:style-name="T33">07</text:span>/<text:span text:style-name="T6">11</text:span>/2<text:span text:style-name="T1">4</text:span></text:p>
      <text:p text:style-name="P30"/>
      <text:list xml:id="list3047035140302148369" text:style-name="L8">
        <text:list-item>
          <text:p text:style-name="P74"><text:span text:style-name="T33">Comentem solució de l'</text:span><text:a xlink:type="simple" xlink:href="https://paulinoposada.github.io/web_e/web_e_2425/documents/examens/241106_ome_map33a_examen_sol.pdf"><text:span text:style-name="T33">examen</text:span></text:a><text:span text:style-name="T33">.</text:span></text:p>
          <text:p text:style-name="P84"><text:s/></text:p>
        </text:list-item>
      </text:list>
      <text:p text:style-name="P10"/>
      <text:p text:style-name="P10">Di<text:span text:style-name="T5">vendres</text:span><text:tab/><text:tab/><text:tab/><text:span text:style-name="T33">08</text:span>/<text:span text:style-name="T6">11</text:span>/2<text:span text:style-name="T1">4</text:span></text:p>
      <text:p text:style-name="P10"/>
      <text:p text:style-name="P53"><text:span text:style-name="T19">Co</text:span><text:span text:style-name="T20">ntinuem</text:span><text:span text:style-name="T19"> amb l'</text:span><text:a xlink:type="simple" xlink:href="https://paulinoposada.github.io/web_e/web_e_2425/documents/apunts/unitat_5_condensador/e_apunts_ud_5_gs.pdf"><text:span text:style-name="T19">unitat 5</text:span></text:a><text:span text:style-name="T19">. </text:span><text:span text:style-name="T22">Comentem gràfics pàg. 19, comencem apartat 1.3 Capacitat d'un condensador.</text:span></text:p>
      <text:p text:style-name="P54"/>
      <text:p text:style-name="P54"/>
      <text:p text:style-name="P54"><text:span text:style-name="T23">Di</text:span><text:span text:style-name="T24">mecres</text:span><text:span text:style-name="T23"><text:tab/><text:tab/><text:tab/></text:span><text:span text:style-name="T28">13</text:span><text:span text:style-name="T23">/</text:span><text:span text:style-name="T26">11</text:span><text:span text:style-name="T23">/2</text:span><text:span text:style-name="T27">4</text:span></text:p>
      <text:p text:style-name="P22"/>
      <text:p text:style-name="P46">Baixat al taller, continuat amb <text:a xlink:type="simple" xlink:href="https://paulinoposada.github.io/web_e/web_e_2425/documents/practiques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212636060595366" text:continue-list="list212636842484165" text:style-name="L1">
        <text:list-header>
          <text:p text:style-name="P69"/>
        </text:list-header>
      </text:list>
      <text:p text:style-name="P31"/>
      <text:p text:style-name="P11">Di<text:span text:style-name="T3">jous</text:span><text:tab/><text:tab/><text:tab/><text:tab/><text:span text:style-name="T34">14</text:span>/<text:span text:style-name="T6">11</text:span>/2<text:span text:style-name="T1">4</text:span></text:p>
      <text:p text:style-name="P45"/>
      <text:p text:style-name="P45"><text:span text:style-name="T35">Comentat treball </text:span><text:a xlink:type="simple" xlink:href="https://paulinoposada.github.io/web_e/web_e_2425/documents/ta/ta_09.pdf"><text:span text:style-name="T35">autonom 9</text:span></text:a><text:span text:style-name="T35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47">Terminat de comentar l'apartat 1.3 Capacidad de un condensador. </text:p>
      <text:p text:style-name="P48">Comentat apartat 1.4 Conexión serie/paralelo de condensadores</text:p>
      <text:p text:style-name="P49">Comentat apartat 1.5 Condensadores en la práctica</text:p>
      <text:p text:style-name="P49">Començat a comentar l'exercici 1.4-3 pàg. 36</text:p>
      <text:p text:style-name="P48"/>
      <text:list xml:id="list2809386913326729021" text:style-name="L9">
        <text:list-header>
          <text:p text:style-name="P75"/>
          <text:p text:style-name="P85"><text:s/></text:p>
        </text:list-header>
      </text:list>
      <text:p text:style-name="P11">Di<text:span text:style-name="T5">vendres</text:span><text:tab/><text:tab/><text:tab/><text:span text:style-name="T34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95">Comentat exercici <text:span text:style-name="T36">l'exercici 1.4-3 pàg. 36 </text:span>i treball <text:a xlink:type="simple" xlink:href="https://paulinoposada.github.io/web_e/web_e_2425/documents/ta/ta_11.pdf">autònom 11</text:a>.</text:p>
      <text:p text:style-name="P95"/>
      <text:p text:style-name="P95"/>
      <text:p text:style-name="P108"><text:span text:style-name="T23">Di</text:span><text:span text:style-name="T24">mecres</text:span><text:span text:style-name="T23"><text:tab/><text:tab/><text:tab/></text:span><text:span text:style-name="T29">20</text:span><text:span text:style-name="T23">/</text:span><text:span text:style-name="T26">11</text:span><text:span text:style-name="T23">/2</text:span><text:span text:style-name="T27">4</text:span></text:p>
      <text:p text:style-name="P97"/>
      <text:p text:style-name="P104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104"/>
      <text:p text:style-name="P104">Començat amb <text:a xlink:type="simple" xlink:href="https://paulinoposada.github.io/web_e/web_e_2425/documents/apunts/unitat_6_magnetisme/e_apunts_ud_6_gs.pdf">unitat 6</text:a>.</text:p>
      <text:p text:style-name="P104">Comentat apartat 1.1 Imanes permanentes.</text:p>
      <text:p text:style-name="P105">Comentat apartat 1.<text:span text:style-name="T38">2</text:span> <text:span text:style-name="T38">Electromagnetismo</text:span>.</text:p>
      <text:p text:style-name="P98">Baixat al taller, continuat amb <text:a xlink:type="simple" xlink:href="https://paulinoposada.github.io/web_e/web_e_2425/documents/practiques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212637113046093" text:continue-list="list212636060595366" text:style-name="L1">
        <text:list-header>
          <text:p text:style-name="P70"/>
        </text:list-header>
      </text:list>
      <text:p text:style-name="P99"/>
      <text:p text:style-name="P106">Di<text:span text:style-name="T3">jous</text:span><text:tab/><text:tab/><text:tab/><text:tab/><text:span text:style-name="T37">21</text:span>/<text:span text:style-name="T6">11</text:span>/2<text:span text:style-name="T1">4</text:span></text:p>
      <text:p text:style-name="P100"/>
      <text:p text:style-name="P103"/>
      <text:p text:style-name="P102"/>
      <text:list xml:id="list7308956912379446185" text:style-name="L10">
        <text:list-header>
          <text:p text:style-name="P76"/>
          <text:p text:style-name="P86"><text:s/></text:p>
        </text:list-header>
      </text:list>
      <text:p text:style-name="P106">Di<text:span text:style-name="T5">vendres</text:span><text:tab/><text:tab/><text:tab/><text:span text:style-name="T37">22</text:span>/<text:span text:style-name="T6">11</text:span>/2<text:span text:style-name="T1">4</text:span></text:p>
      <text:p text:style-name="P106"/>
      <text:p text:style-name="P106"><text:span text:style-name="T16"/></text:p>
      <text:p text:style-name="P96"><text:soft-page-break/>Comentat exercici <text:span text:style-name="T36">l'exercici 1.4-3 pàg. 36 </text:span>i treball <text:a xlink:type="simple" xlink:href="https://paulinoposada.github.io/web_e/web_e_2425/documents/ta/ta_11.pdf">autònom 11</text:a>.</text:p>
      <text:p text:style-name="P96"/>
      <text:p text:style-name="P9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20T21:26:35.859206557</dc:date>
    <meta:editing-duration>PT1H39M11S</meta:editing-duration>
    <meta:editing-cycles>80</meta:editing-cycles>
    <meta:document-statistic meta:table-count="0" meta:image-count="0" meta:object-count="0" meta:page-count="5" meta:paragraph-count="119" meta:word-count="520" meta:character-count="3393" meta:non-whitespace-character-count="2925"/>
  </office:meta>
</office:document-meta>
</file>